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Fine_20_Dashed" svg:stroke-color="#33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.05cm" fo:min-width="0cm"/>
    </style:style>
    <style:style style:name="gr7" style:family="graphic" style:parent-style-name="standard">
      <style:graphic-properties svg:stroke-color="#000000" draw:fill="solid" draw:fill-color="#579d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line draw:style-name="gr1" draw:text-style-name="P1" draw:layer="layout" svg:x1="2.32cm" svg:y1="9.762cm" svg:x2="2.32cm" svg:y2="1.862cm">
          <text:p/>
        </draw:line>
        <draw:line draw:style-name="gr1" draw:text-style-name="P1" draw:layer="layout" svg:x1="2.32cm" svg:y1="9.762cm" svg:x2="10.22cm" svg:y2="9.762cm">
          <text:p/>
        </draw:line>
        <draw:frame draw:style-name="gr2" draw:layer="layout" svg:width="0.82cm" svg:height="0.962cm" svg:x="1.3cm" svg:y="1.6cm">
          <draw:text-box>
            <text:p>y</text:p>
          </draw:text-box>
        </draw:frame>
        <draw:frame draw:style-name="gr2" draw:layer="layout" svg:width="0.82cm" svg:height="0.962cm" svg:x="9.32cm" svg:y="9.914cm">
          <draw:text-box>
            <text:p>x</text:p>
          </draw:text-box>
        </draw:frame>
        <draw:custom-shape draw:style-name="gr3" draw:text-style-name="P1" draw:layer="layout" svg:width="0.3cm" svg:height="0.3cm" svg:x="4.32cm" svg:y="3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7.22cm" svg:y1="6.762cm" svg:x2="4.62cm" svg:y2="4.162cm">
          <text:p/>
        </draw:line>
        <draw:custom-shape draw:style-name="gr3" draw:text-style-name="P1" draw:layer="layout" svg:width="0.3cm" svg:height="0.299cm" svg:x="7.12cm" svg:y="6.6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6.12cm" svg:y1="8.462cm" svg:x2="5.02cm" svg:y2="7.362cm">
          <text:p/>
        </draw:line>
        <draw:custom-shape draw:style-name="gr6" draw:text-style-name="P1" draw:layer="layout" svg:width="0.3cm" svg:height="0.3cm" svg:x="6.02cm" svg:y="8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cm" svg:height="0.3cm" svg:x="4.72cm" svg:y="7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cm" svg:height="0.3cm" svg:x="10.82cm" svg:y="1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6.598cm" svg:height="0.962cm" svg:x="11.122cm" svg:y="1.4cm">
          <draw:text-box>
            <text:p>- punkt przed mutacją</text:p>
          </draw:text-box>
        </draw:frame>
        <draw:custom-shape draw:style-name="gr7" draw:text-style-name="P1" draw:layer="layout" svg:width="0.3cm" svg:height="0.3cm" svg:x="10.82cm" svg:y="2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7.229cm" svg:height="0.962cm" svg:x="11.122cm" svg:y="2.462cm">
          <draw:text-box>
            <text:p>- punkt poddany mutacji</text:p>
          </draw:text-box>
        </draw:frame>
        <draw:custom-shape draw:style-name="gr3" draw:text-style-name="P1" draw:layer="layout" svg:width="0.3cm" svg:height="0.299cm" svg:x="10.82cm" svg:y="3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7.331cm" svg:height="2.384cm" svg:x="11.122cm" svg:y="3.578cm">
          <draw:text-box>
            <text:p>- punkty użyte do</text:p>
            <text:p><text:s text:c="2"/>generowania wektorów</text:p>
            <text:p><text:s text:c="2"/>różnicowych</text:p>
          </draw:text-box>
        </draw:frame>
        <draw:custom-shape draw:style-name="gr9" draw:text-style-name="P1" draw:layer="layout" svg:width="0.3cm" svg:height="0.299cm" svg:x="6.92cm" svg:y="7.9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5.62cm" svg:y="6.1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7.92cm" svg:y="5.6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3.62cm" svg:y="5.6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3.72cm" svg:y="7.3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6.92cm" svg:y="7.0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5.12cm" svg:y="3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4.92cm" svg:y="5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7.92cm" svg:y="7.9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6.721cm" svg:y="4.1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4.72cm" svg:y="8.2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3.82cm" svg:y="8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5.72cm" svg:y="7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4.12cm" svg:y="5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3.02cm" svg:y="3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3.02cm" svg:y="8.9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3cm" svg:height="0.299cm" svg:x="10.82cm" svg:y="6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8.952cm" svg:height="0.962cm" svg:x="11.123cm" svg:y="5.9cm">
          <draw:text-box>
            <text:p>- pozostałe punkty w populacji</text:p>
          </draw:text-box>
        </draw:frame>
        <draw:line draw:style-name="gr5" draw:text-style-name="P1" draw:layer="layout" svg:x1="11.643cm" svg:y1="9.155cm" svg:x2="10.486cm" svg:y2="9.155cm">
          <text:p/>
        </draw:line>
        <draw:line draw:style-name="gr4" draw:text-style-name="P1" draw:layer="layout" svg:x1="11.7cm" svg:y1="7.5cm" svg:x2="10.562cm" svg:y2="7.5cm">
          <text:p/>
        </draw:line>
        <draw:frame draw:style-name="gr2" draw:layer="layout" svg:width="8.211cm" svg:height="2.384cm" svg:x="11.791cm" svg:y="8.6cm">
          <draw:text-box>
            <text:p>- przeskalowany wektor -</text:p>
            <text:p><text:s text:c="2"/>przesuniecie mutowanego</text:p>
            <text:p><text:s text:c="2"/>punktu</text:p>
          </draw:text-box>
        </draw:frame>
        <draw:frame draw:style-name="gr2" draw:text-style-name="P2" draw:layer="layout" svg:width="8.952cm" svg:height="0.962cm" svg:x="11.123cm" svg:y="5.9cm">
          <draw:text-box>
            <text:p text:style-name="P2"><text:span text:style-name="T1">- pozostałe punkty w populacji</text:span></text:p>
          </draw:text-box>
        </draw:frame>
        <draw:frame draw:style-name="gr2" draw:layer="layout" svg:width="8.147cm" svg:height="1.673cm" svg:x="11.849cm" svg:y="7cm">
          <draw:text-box>
            <text:p>- wektor między wybranymi</text:p>
            <text:p><text:s text:c="2"/>punktam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20:27:29.776415873</meta:creation-date>
    <dc:date>2015-04-19T10:07:11.637761211</dc:date>
    <meta:editing-duration>PT13H24M31S</meta:editing-duration>
    <meta:editing-cycles>3</meta:editing-cycles>
    <meta:generator>LibreOffice/4.3.3.2$Linux_X86_64 LibreOffice_project/430m0$Build-2</meta:generator>
    <meta:document-statistic meta:object-count="39"/>
  </office:meta>
</office:document-meta>
</file>